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8000000011AE7EF3140C08EFDFB.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Calibri" svg:font-family="Calibri" style:font-family-generic="roman" style:font-pitch="variable"/>
    <style:font-face style:name="Poppins" svg:font-family="Poppins" style:font-family-generic="roman" style:font-pitch="variable"/>
    <style:font-face style:name="Poppins Light" svg:font-family="'Poppins Light'" style:font-family-generic="roman" style:font-pitch="variable"/>
    <style:font-face style:name="Poppins SemiBold" svg:font-family="'Poppins SemiBold'"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Poppins1" svg:font-family="Poppins" style:font-family-generic="system" style:font-pitch="variable"/>
    <style:font-face style:name="Poppins Light1" svg:font-family="'Poppins Light'" style:font-family-generic="system" style:font-pitch="variable"/>
    <style:font-face style:name="Poppins SemiBold1" svg:font-family="'Poppins SemiBold'"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Standard">
      <style:paragraph-properties fo:line-height="115%" fo:text-align="justify" style:justify-single-word="false"/>
    </style:style>
    <style:style style:name="P3" style:family="paragraph" style:parent-style-name="Standard">
      <style:paragraph-properties fo:line-height="115%" fo:orphans="0" fo:widows="0"/>
    </style:style>
    <style:style style:name="P4" style:family="paragraph" style:parent-style-name="Standard">
      <style:paragraph-properties fo:line-height="115%" fo:text-align="justify" style:justify-single-word="false"/>
      <style:text-properties fo:font-weight="bold" style:font-weight-asian="bold"/>
    </style:style>
    <style:style style:name="P5" style:family="paragraph" style:parent-style-name="Standard" style:list-style-name="WWNum4">
      <style:paragraph-properties fo:margin-left="0.5in" fo:margin-right="0in" fo:line-height="115%" fo:text-indent="-0.25in" style:auto-text-indent="false"/>
    </style:style>
    <style:style style:name="P6" style:family="paragraph" style:parent-style-name="Standard" style:list-style-name="WWNum4">
      <style:paragraph-properties fo:margin-left="0.5in" fo:margin-right="0in" fo:line-height="115%" fo:text-align="justify" style:justify-single-word="false" fo:text-indent="-0.25in" style:auto-text-indent="false"/>
    </style:style>
    <style:style style:name="P7" style:family="paragraph" style:parent-style-name="Standard" style:list-style-name="WWNum3">
      <style:paragraph-properties fo:margin-left="0.5in" fo:margin-right="0in" fo:line-height="115%" fo:text-align="justify" style:justify-single-word="false" fo:text-indent="-0.25in" style:auto-text-indent="false"/>
    </style:style>
    <style:style style:name="P8" style:family="paragraph" style:parent-style-name="Standard" style:list-style-name="WWNum1">
      <style:paragraph-properties fo:margin-left="0.5in" fo:margin-right="0in" fo:line-height="115%" fo:text-indent="-0.25in" style:auto-text-indent="false"/>
    </style:style>
    <style:style style:name="P9" style:family="paragraph" style:parent-style-name="Standard" style:list-style-name="WWNum2">
      <style:paragraph-properties fo:margin-left="0.5in" fo:margin-right="0in" fo:line-height="115%" fo:orphans="0" fo:widows="0" fo:text-indent="-0.25in" style:auto-text-indent="false"/>
    </style:style>
    <style:style style:name="P10" style:family="paragraph" style:parent-style-name="Standard" style:list-style-name="WWNum3">
      <style:paragraph-properties fo:margin-left="0.5in" fo:margin-right="0in" fo:line-height="115%" fo:text-indent="-0.25in" style:auto-text-indent="false"/>
    </style:style>
    <style:style style:name="P11" style:family="paragraph" style:parent-style-name="Standard" style:list-style-name="WWNum4">
      <style:paragraph-properties fo:margin-left="1in" fo:margin-right="0in" fo:line-height="115%" fo:orphans="0" fo:widows="0" fo:text-indent="-0.25in" style:auto-text-indent="false"/>
    </style:style>
    <style:style style:name="P12" style:family="paragraph" style:parent-style-name="Standard" style:list-style-name="WWNum1">
      <style:paragraph-properties fo:margin-left="1in" fo:margin-right="0in" fo:line-height="115%" fo:text-indent="-0.25in" style:auto-text-indent="false"/>
    </style:style>
    <style:style style:name="P13" style:family="paragraph" style:parent-style-name="Standard" style:list-style-name="WWNum2">
      <style:paragraph-properties fo:margin-left="1in" fo:margin-right="0in" fo:line-height="115%" fo:text-indent="-0.25in" style:auto-text-indent="false"/>
    </style:style>
    <style:style style:name="P14" style:family="paragraph" style:parent-style-name="Standard">
      <style:paragraph-properties fo:margin-left="0in" fo:margin-right="0in" fo:line-height="115%" fo:orphans="0" fo:widows="0" fo:text-indent="0.5in" style:auto-text-indent="false"/>
    </style:style>
    <style:style style:name="P15" style:family="paragraph" style:parent-style-name="Standard">
      <style:paragraph-properties fo:break-before="auto" fo:break-after="auto"/>
    </style:style>
    <style:style style:name="P16" style:family="paragraph" style:parent-style-name="Standard">
      <style:paragraph-properties fo:text-align="center" style:justify-single-word="false" fo:break-before="auto" fo:break-after="auto"/>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8" style:family="paragraph" style:parent-style-name="Heading_20_1" style:master-page-name="Standard">
      <style:paragraph-properties style:page-number="1"/>
    </style:style>
    <style:style style:name="P19" style:family="paragraph" style:parent-style-name="Heading_20_6">
      <style:paragraph-properties fo:break-before="auto" fo:break-after="auto"/>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style:font-name="Arial" style:font-name-asian="Arial2" style:font-name-complex="Arial2"/>
    </style:style>
    <style:style style:name="T4" style:family="text">
      <style:text-properties style:font-name="Arial" fo:font-size="11pt" style:font-name-asian="Arial2" style:font-size-asian="11pt" style:font-name-complex="Arial2" style:font-size-complex="11pt"/>
    </style:style>
    <style:style style:name="T5" style:family="text">
      <style:text-properties fo:color="#1155cc" style:text-underline-style="solid" style:text-underline-width="auto" style:text-underline-color="font-color"/>
    </style:style>
    <style:style style:name="T6" style:family="text">
      <style:text-properties style:font-name="Poppins" fo:font-size="10pt" style:font-name-asian="Poppins1" style:font-size-asian="10pt" style:font-name-complex="Poppins1" style:font-size-complex="10pt"/>
    </style:style>
    <style:style style:name="T7" style:family="text">
      <style:text-properties fo:font-size="10pt" style:font-size-asian="10pt" style:font-size-complex="10pt"/>
    </style:style>
    <style:style style:name="T8" style:family="text">
      <style:text-properties fo:color="#1d1c1d" fo:font-style="italic" fo:background-color="#f8f8f8" loext:char-shading-value="0" style:font-style-asian="italic"/>
    </style:style>
    <style:style style:name="T9" style:family="text">
      <style:text-properties fo:color="#1d1c1d" fo:background-color="#f8f8f8" loext:char-shading-value="0"/>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3xgrolls7lcc"/>Software Engineer Expertise Test: Services</text:p>
      <text:p text:style-name="Standard"/>
      <text:p text:style-name="P2">Mobile game <text:span text:style-name="T1">“Fun7”</text:span> includes many different features e.g. multiplayer, in-app purchases, cross promotion, ads or internal surveys. However not all of the features are available to all users all the time. For simplicity purposes you can assume that <text:span text:style-name="T1">“Fun7”</text:span> supports only 3 features: <text:span text:style-name="T2">multiplayer</text:span>, <text:span text:style-name="T2">customer-support</text:span> and <text:span text:style-name="T2">ads</text:span>.</text:p>
      <text:p text:style-name="P2"/>
      <text:p text:style-name="P2">In order for <text:span text:style-name="T1">“Fun7”</text:span> to know if it should enable or disable a particular feature, it will contact backend servers via a REST endpoint.</text:p>
      <text:p text:style-name="P2"/>
      <text:p text:style-name="P2">Application should expose two REST APIs, one for checking the state of the services by the users and one for administrators. </text:p>
      <text:p text:style-name="P2"/>
      <text:p text:style-name="P1"><text:span text:style-name="T2">Check services API</text:span></text:p>
      <text:list xml:id="list2747595543" text:style-name="WWNum4">
        <text:list-item>
          <text:p text:style-name="P5">It should expose the endpoint that will return the status of the three services.</text:p>
        </text:list-item>
        <text:list-item>
          <text:p text:style-name="P6">It should accept three query parameters:</text:p>
          <text:list>
            <text:list-item>
              <text:p text:style-name="P11"><text:span text:style-name="T2">timezone</text:span>: timezone of the user</text:p>
            </text:list-item>
            <text:list-item>
              <text:p text:style-name="P11"><text:span text:style-name="T2">userId</text:span>: string id of the user</text:p>
            </text:list-item>
            <text:list-item>
              <text:p text:style-name="P11"><text:span text:style-name="T2">cc</text:span>: country code of the user</text:p>
            </text:list-item>
          </text:list>
        </text:list-item>
        <text:list-item>
          <text:p text:style-name="P5">Response should contain information about enabled services in json format. <text:line-break/>Sample json: <text:s/><text:span text:style-name="T1">{“multiplayer”: “enabled”, ”user-support”: “disabled”, “ads”: “enabled”}</text:span>,</text:p>
        </text:list-item>
      </text:list>
      <text:p text:style-name="P2"/>
      <text:p text:style-name="P1"><text:span text:style-name="T2">Admin API</text:span></text:p>
      <text:list xml:id="list3474602141" text:style-name="WWNum1">
        <text:list-item>
          <text:p text:style-name="P8">API is used by administrators to enable managing of users</text:p>
        </text:list-item>
        <text:list-item>
          <text:p text:style-name="P8">It should expose one or more endpoints with the following features:</text:p>
          <text:list>
            <text:list-item>
              <text:p text:style-name="P12">List all users</text:p>
            </text:list-item>
            <text:list-item>
              <text:p text:style-name="P12">Get user details</text:p>
            </text:list-item>
            <text:list-item>
              <text:p text:style-name="P12">Delete a user</text:p>
            </text:list-item>
          </text:list>
        </text:list-item>
      </text:list>
      <text:p text:style-name="P2"/>
      <text:p text:style-name="P2">Each service should be enabled based on the following checks:</text:p>
      <text:p text:style-name="Heading_20_3"><text:bookmark text:name="_rdg5y1au97sd"/>Multiplayer</text:p>
      <text:p text:style-name="P2"><text:soft-page-break/>Multiplayer is a feature that is available only for more skilled players so it should be enabled if a user has used the <text:span text:style-name="T1">“Fun7”</text:span> game more than 5 times (based on the number of API calls). Also our multiplayer server infrastructure is located in the US so it should be enabled only if the user comes from the US.</text:p>
      <text:p text:style-name="Heading_20_3"><text:bookmark text:name="_90mcvxe5fl93"/>Customer Support</text:p>
      <text:p text:style-name="P2">Customer support should be enabled only on work days between 9:00 - 15:00 Ljubljana time, because only then support personnel is available.<text:span text:style-name="T4"> </text:span></text:p>
      <text:p text:style-name="Heading_20_3"><text:bookmark text:name="_bwndnqnl4wl6"/>Ads</text:p>
      <text:p text:style-name="Standard">Ads in the game are served by the external partner so this service should be enabled only if our external partner supports user device. And to know it, we must call partner’s public API which is already provided and is secured by basic access authentication (via HTTP header).<text:line-break/><text:line-break/><text:line-break/>The (external) API specs:</text:p>
      <text:p text:style-name="P2"/>
      <text:p text:style-name="P3"><text:span text:style-name="T2">HTTP Method:</text:span><text:tab/><text:span text:style-name="T1">GET</text:span></text:p>
      <text:p text:style-name="P3"><text:span text:style-name="T2">URL : <text:tab/></text:span><text:tab/><text:tab/><text:tab/><text:a xlink:type="simple" xlink:href="https://us-central1-o7tools.cloudfunctions.net/fun7-ad-partner" text:style-name="ListLabel_20_37" text:visited-style-name="ListLabel_20_37"><text:span text:style-name="T5">https://us-central1-o7tools.cloudfunctions.net/fun7-ad-partner</text:span></text:a></text:p>
      <text:p text:style-name="P3"><text:span text:style-name="T2">Query params expected:</text:span></text:p>
      <text:p text:style-name="P14"><text:span text:style-name="T2">countryCode</text:span>: The country code of the user</text:p>
      <text:p text:style-name="P3"><text:span text:style-name="T2">User name (for basic auth): </text:span>fun7user</text:p>
      <text:p text:style-name="P3"><text:span text:style-name="T2">Password (for basic auth):</text:span> fun7pass<text:tab/></text:p>
      <text:p text:style-name="P3"><text:span text:style-name="T2">HTTP Response body:</text:span><text:tab/></text:p>
      <text:list xml:id="list3890124971" text:style-name="WWNum2">
        <text:list-item>
          <text:p text:style-name="P9"><text:span text:style-name="T1">200 OK</text:span></text:p>
          <text:list>
            <text:list-item>
              <text:p text:style-name="P13">If ads are <text:span text:style-name="T2">enabled:<text:line-break/></text:span>Response body<text:span text:style-name="T2">: </text:span><text:span text:style-name="T1">{“ads”: “sure, why not!”}</text:span></text:p>
            </text:list-item>
            <text:list-item>
              <text:p text:style-name="P13">If ads are <text:span text:style-name="T2">disabled:</text:span><text:line-break/>Response body<text:span text:style-name="T2">: </text:span><text:span text:style-name="T1">{“ads”: “you shall not pass!”}</text:span></text:p>
            </text:list-item>
          </text:list>
        </text:list-item>
        <text:list-item>
          <text:p text:style-name="P9"><text:span text:style-name="T1">400 BAD REQUEST - missing mandatory parameters</text:span></text:p>
        </text:list-item>
        <text:list-item>
          <text:p text:style-name="P9"><text:span text:style-name="T1">401 UNAUTHORIZED - invalid credentials</text:span></text:p>
        </text:list-item>
        <text:list-item>
          <text:p text:style-name="P9"><text:span text:style-name="T1">500 SERVER ERROR - server is temporarily not available</text:span></text:p>
        </text:list-item>
      </text:list>
      <text:p text:style-name="P3"/>
      <text:p text:style-name="P1">Your assignment is to <text:span text:style-name="T2">design</text:span> and <text:span text:style-name="T2">implement</text:span> a backend application for <text:span text:style-name="T1">“Fun7”</text:span> mobile game and prepare <text:span text:style-name="T2">unit</text:span> and <text:span text:style-name="T2">integration tests</text:span> that will validate your solution. </text:p>
      <text:p text:style-name="P4"/>
      <text:p text:style-name="P2"><text:span text:style-name="T2">Technical requirements:</text:span></text:p>
      <text:list xml:id="list1266553319" text:style-name="WWNum3">
        <text:list-item>
          <text:p text:style-name="P7">The solution should be written in Java or Kotlin.</text:p>
        </text:list-item>
        <text:list-item>
          <text:p text:style-name="P7">Feel free to use any external libraries of your choice (e.g. REST framework or persistence library).</text:p>
        </text:list-item>
        <text:list-item>
          <text:p text:style-name="P7">Please send us either a zip archive or a link to project on the github/bitbucket (preferred).</text:p>
        </text:list-item>
        <text:list-item>
          <text:p text:style-name="P10"><text:soft-page-break/>Make sure that your solution is production ready so apply all the techniques that you would normally do when writing code in a real life situation.</text:p>
        </text:list-item>
        <text:list-item>
          <text:p text:style-name="P10">Please provide a <text:span text:style-name="T8">readme</text:span> file with the description on how to build your application and how to run it.</text:p>
        </text:list-item>
        <text:list-item>
          <text:p text:style-name="P10">If something is not clear feel free to make some assumptions. In that case make sure to put it in <text:span text:style-name="T9">the </text:span><text:span text:style-name="T8">readme </text:span><text:span text:style-name="T9">file</text:span><text:span text:style-name="T1">.</text:span> It should contain all the assumptions you made and all the extra information or explanations that you think might be useful for anybody reading your solution.</text:p>
        </text:list-item>
      </text:list>
      <text:p text:style-name="P15"/>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Calibri" svg:font-family="Calibri" style:font-family-generic="roman" style:font-pitch="variable"/>
    <style:font-face style:name="Poppins" svg:font-family="Poppins" style:font-family-generic="roman" style:font-pitch="variable"/>
    <style:font-face style:name="Poppins Light" svg:font-family="'Poppins Light'" style:font-family-generic="roman" style:font-pitch="variable"/>
    <style:font-face style:name="Poppins SemiBold" svg:font-family="'Poppins SemiBold'"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Poppins1" svg:font-family="Poppins" style:font-family-generic="system" style:font-pitch="variable"/>
    <style:font-face style:name="Poppins Light1" svg:font-family="'Poppins Light'" style:font-family-generic="system" style:font-pitch="variable"/>
    <style:font-face style:name="Poppins SemiBold1" svg:font-family="'Poppins SemiBol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Poppins" fo:font-size="10pt" fo:language="sl" fo:country="SI" style:letter-kerning="false" style:font-name-asian="Poppins1" style:font-size-asian="10pt" style:language-asian="zh" style:country-asian="CN" style:font-name-complex="Poppins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Poppins" fo:font-size="10pt" fo:language="sl" fo:country="SI" style:letter-kerning="false" style:font-name-asian="Poppins1" style:font-size-asian="10pt" style:language-asian="zh" style:country-asian="CN" style:font-name-complex="Poppins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style:font-name="Poppins SemiBold" fo:font-family="'Poppins SemiBold'" style:font-family-generic="roman" style:font-pitch="variable" fo:font-size="20pt" style:font-name-asian="Poppins SemiBold1" style:font-family-asian="'Poppins SemiBold'" style:font-family-generic-asian="system" style:font-pitch-asian="variable" style:font-size-asian="20pt" style:font-name-complex="Poppins SemiBold1" style:font-family-complex="'Poppins SemiBold'"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style:font-name="Poppins SemiBold" fo:font-family="'Poppins SemiBold'" style:font-family-generic="roman" style:font-pitch="variable" fo:font-size="18pt" style:font-name-asian="Poppins SemiBold1" style:font-family-asian="'Poppins SemiBold'" style:font-family-generic-asian="system" style:font-pitch-asian="variable" style:font-size-asian="18pt" style:font-name-complex="Poppins SemiBold1" style:font-family-complex="'Poppins SemiBold'"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style:font-name="Poppins SemiBold" fo:font-family="'Poppins SemiBold'" style:font-family-generic="roman" style:font-pitch="variable" fo:font-size="15pt" style:font-name-asian="Poppins SemiBold1" style:font-family-asian="'Poppins SemiBold'" style:font-family-generic-asian="system" style:font-pitch-asian="variable" style:font-size-asian="15pt" style:font-name-complex="Poppins SemiBold1" style:font-family-complex="'Poppins SemiBold'" style:font-family-generic-complex="system" style:font-pitch-complex="variable" style:font-size-complex="15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style:font-name="Poppins SemiBold" fo:font-family="'Poppins SemiBold'" style:font-family-generic="roman" style:font-pitch="variable" style:font-name-asian="Poppins SemiBold1" style:font-family-asian="'Poppins SemiBold'" style:font-family-generic-asian="system" style:font-pitch-asian="variable" style:font-name-complex="Poppins SemiBold1" style:font-family-complex="'Poppins SemiBold'" style:font-family-generic-complex="system" style:font-pitch-complex="variable"/>
    </style:style>
    <style:style style:name="Heading_20_5" style:display-name="Heading 5" style:family="paragraph" style:parent-style-name="normal" style:next-style-name="Standard" style:default-outline-level="" style:class="text">
      <style:paragraph-properties fo:keep-together="always" fo:break-before="auto" fo:break-after="auto" fo:keep-with-next="always"/>
      <style:text-properties fo:font-style="italic" style:font-style-asian="italic"/>
    </style:style>
    <style:style style:name="Heading_20_6" style:display-name="Heading 6" style:family="paragraph" style:parent-style-name="normal" style:next-style-name="Standard" style:default-outline-level="" style:class="text">
      <style:paragraph-properties fo:keep-together="always" fo:break-before="auto" fo:break-after="auto" fo:keep-with-next="always"/>
      <style:text-properties style:font-name="Poppins Light" fo:font-family="'Poppins Light'" style:font-family-generic="roman" style:font-pitch="variable" style:font-name-asian="Poppins Light1" style:font-family-asian="'Poppins Light'" style:font-family-generic-asian="system" style:font-pitch-asian="variable" style:font-name-complex="Poppins Light1" style:font-family-complex="'Poppins Light'" style:font-family-generic-complex="system" style:font-pitch-complex="variable"/>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style:font-name="Poppins SemiBold" fo:font-family="'Poppins SemiBold'" style:font-family-generic="roman" style:font-pitch="variable" fo:font-size="30pt" style:font-name-asian="Poppins SemiBold1" style:font-family-asian="'Poppins SemiBold'" style:font-family-generic-asian="system" style:font-pitch-asian="variable" style:font-size-asian="30pt" style:font-name-complex="Poppins SemiBold1" style:font-family-complex="'Poppins SemiBold'" style:font-family-generic-complex="system" style:font-pitch-complex="variable" style:font-size-complex="30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font-size="20pt" fo:font-style="italic" style:font-size-asian="20pt" style:font-style-asian="italic" style:font-size-complex="20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variant="normal" fo:text-transform="none" fo:color="#000000" style:text-line-through-style="none" style:text-line-through-type="none" style:text-position="0% 100%" style:font-name="Poppins" fo:font-family="Poppins" style:font-family-generic="roman" style:font-pitch="variable" fo:font-size="10pt" fo:font-style="italic" style:text-underline-style="none" fo:font-weight="normal" style:font-name-asian="Arial2" style:font-family-asian="Arial" style:font-family-generic-asian="system" style:font-pitch-asian="variable" style:font-size-asian="11pt" style:font-style-asian="italic"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0pt" fo:font-style="italic" style:text-underline-style="none" fo:font-weight="normal" style:font-name-asian="Arial2" style:font-family-asian="Arial" style:font-family-generic-asian="system" style:font-pitch-asian="variable" style:font-size-asian="11pt" style:font-style-asian="italic"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italic" style:text-underline-style="none" fo:font-weight="normal" style:font-name-asian="Arial2" style:font-family-asian="Arial" style:font-family-generic-asian="system" style:font-pitch-asian="variable" style:font-size-asian="11pt" style:font-style-asian="italic"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italic" style:text-underline-style="none" fo:font-weight="normal" style:font-name-asian="Arial2" style:font-family-asian="Arial" style:font-family-generic-asian="system" style:font-pitch-asian="variable" style:font-size-asian="11pt" style:font-style-asian="italic"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italic" style:text-underline-style="none" fo:font-weight="normal" style:font-name-asian="Arial2" style:font-family-asian="Arial" style:font-family-generic-asian="system" style:font-pitch-asian="variable" style:font-size-asian="11pt" style:font-style-asian="italic"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italic" style:text-underline-style="none" fo:font-weight="normal" style:font-name-asian="Arial2" style:font-family-asian="Arial" style:font-family-generic-asian="system" style:font-pitch-asian="variable" style:font-size-asian="11pt" style:font-style-asian="italic"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italic" style:text-underline-style="none" fo:font-weight="normal" style:font-name-asian="Arial2" style:font-family-asian="Arial" style:font-family-generic-asian="system" style:font-pitch-asian="variable" style:font-size-asian="11pt" style:font-style-asian="italic"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italic" style:text-underline-style="none" fo:font-weight="normal" style:font-name-asian="Arial2" style:font-family-asian="Arial" style:font-family-generic-asian="system" style:font-pitch-asian="variable" style:font-size-asian="11pt" style:font-style-asian="italic"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italic" style:text-underline-style="none" fo:font-weight="normal" style:font-name-asian="Arial2" style:font-family-asian="Arial" style:font-family-generic-asian="system" style:font-pitch-asian="variable" style:font-size-asian="11pt" style:font-style-asian="italic" style:font-weight-asian="normal" style:font-name-complex="Arial2" style:font-family-complex="Arial" style:font-family-generic-complex="system" style:font-pitch-complex="variable" style:font-size-complex="11pt"/>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font-name="Arial" fo:font-family="Arial" style:font-family-generic="roman" style:font-pitch="variable"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MP2" style:family="paragraph" style:parent-style-name="Standard">
      <style:paragraph-properties fo:text-align="center" style:justify-single-word="false" fo:break-before="auto" fo:break-after="auto"/>
    </style:style>
    <style:style style:name="M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1.5752in" fo:margin-bottom="0.4917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header>
        <text:p text:style-name="MP1"><draw:frame draw:style-name="Mfr1" draw:name="image1.png" text:anchor-type="char" svg:x="-1in" svg:y="-1.5728in" svg:width="8.2854in" svg:height="1.1409in" draw:z-index="2"><draw:image xlink:href="Pictures/10000201000008000000011AE7EF3140C08EFDFB.png" xlink:type="simple" xlink:show="embed" xlink:actuate="onLoad" loext:mime-type="image/png"/><svg:desc>Shape

Description automatically generated</svg:desc></draw:frame></text:p>
      </style:header>
      <style:footer>
        <text:p text:style-name="MP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3" meta:paragraph-count="46" meta:word-count="594" meta:character-count="3527" meta:non-whitespace-character-count="2989"/>
    <meta:generator>LibreOfficeDev/6.0.5.2$Linux_X86_64 LibreOffice_project/</meta:generator>
  </office:meta>
</office:document-meta>
</file>